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in"/>
    </style:style>
    <style:style style:name="co3" style:family="table-column">
      <style:table-column-properties fo:break-before="auto" style:column-width="2.70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6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/>
          <table:table-cell office:value-type="string">
            <text:p><text:s/>Song Title </text:p>
          </table:table-cell>
          <table:table-cell office:value-type="string">
            <text:p><text:s/>Reference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Moses </text:p>
          </table:table-cell>
          <table:table-cell office:value-type="string">
            <text:p><text:s/>Exodus 15:1–18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Miriam </text:p>
          </table:table-cell>
          <table:table-cell office:value-type="string">
            <text:p><text:s/>Exodus 15:20–21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Well </text:p>
          </table:table-cell>
          <table:table-cell office:value-type="string">
            <text:p><text:s/>Numbers 21:17–18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Moses (2nd) </text:p>
          </table:table-cell>
          <table:table-cell office:value-type="string">
            <text:p><text:s/>Deuteronomy 32:1–43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Deborah and Barak </text:p>
          </table:table-cell>
          <table:table-cell office:value-type="string">
            <text:p><text:s/>Judges 5:1–31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Hannah </text:p>
          </table:table-cell>
          <table:table-cell office:value-type="string">
            <text:p><text:s/>1 Samuel 2:1–10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Bow </text:p>
          </table:table-cell>
          <table:table-cell office:value-type="string">
            <text:p><text:s/>2 Samuel 1:17–27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David’s Song of Deliverance </text:p>
          </table:table-cell>
          <table:table-cell office:value-type="string">
            <text:p><text:s/>2 Samuel 22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David’s Last Words </text:p>
          </table:table-cell>
          <table:table-cell office:value-type="string">
            <text:p><text:s/>2 Samuel 23:1–7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Sea </text:p>
          </table:table-cell>
          <table:table-cell office:value-type="string">
            <text:p><text:s/>Isaiah 26:1–6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Isaiah’s Vineyard Song </text:p>
          </table:table-cell>
          <table:table-cell office:value-type="string">
            <text:p><text:s/>Isaiah 5:1–7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Hezekiah’s Recovery Song </text:p>
          </table:table-cell>
          <table:table-cell office:value-type="string">
            <text:p><text:s/>Isaiah 38:10–20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Lament for Babylon </text:p>
          </table:table-cell>
          <table:table-cell office:value-type="string">
            <text:p><text:s/>Isaiah 14:4–21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Lament for Tyre </text:p>
          </table:table-cell>
          <table:table-cell office:value-type="string">
            <text:p><text:s/>Ezekiel 27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Lament for Pharaoh </text:p>
          </table:table-cell>
          <table:table-cell office:value-type="string">
            <text:p><text:s/>Ezekiel 32:1–16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Lament for Jerusalem </text:p>
          </table:table-cell>
          <table:table-cell office:value-type="string">
            <text:p><text:s/>Lamentations 1–5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Jonah’s Prayer-Song </text:p>
          </table:table-cell>
          <table:table-cell office:value-type="string">
            <text:p><text:s/>Jonah 2:2–9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Habakkuk’s Prayer-Song </text:p>
          </table:table-cell>
          <table:table-cell office:value-type="string">
            <text:p><text:s/>Habakkuk 3:1–19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Mary’s Magnificat </text:p>
          </table:table-cell>
          <table:table-cell office:value-type="string">
            <text:p><text:s/>Luke 1:46–55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Zechariah’s Benedictus </text:p>
          </table:table-cell>
          <table:table-cell office:value-type="string">
            <text:p><text:s/>Luke 1:67–79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Angels’ Gloria </text:p>
          </table:table-cell>
          <table:table-cell office:value-type="string">
            <text:p><text:s/>Luke 2:13–14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imeon’s Nunc Dimittis </text:p>
          </table:table-cell>
          <table:table-cell office:value-type="string">
            <text:p><text:s/>Luke 2:29–32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Paul and Silas’s Midnight Praise </text:p>
          </table:table-cell>
          <table:table-cell office:value-type="string">
            <text:p><text:s/>Acts 16:25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Redeemed </text:p>
          </table:table-cell>
          <table:table-cell office:value-type="string">
            <text:p><text:s/>Revelation 5:9–10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144,000 </text:p>
          </table:table-cell>
          <table:table-cell office:value-type="string">
            <text:p><text:s/>Revelation 14:3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Moses and the Lamb </text:p>
          </table:table-cell>
          <table:table-cell office:value-type="string">
            <text:p><text:s/>Revelation 15:3–4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Lamb’s Bride </text:p>
          </table:table-cell>
          <table:table-cell office:value-type="string">
            <text:p><text:s/>Revelation 19:6–8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Elders </text:p>
          </table:table-cell>
          <table:table-cell office:value-type="string">
            <text:p><text:s/>Revelation 4:11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Martyrs </text:p>
          </table:table-cell>
          <table:table-cell office:value-type="string">
            <text:p><text:s/>Revelation 6:10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Overcomers </text:p>
          </table:table-cell>
          <table:table-cell office:value-type="string">
            <text:p><text:s/>Revelation 12:10–12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Great Multitude </text:p>
          </table:table-cell>
          <table:table-cell office:value-type="string">
            <text:p><text:s/>Revelation 7:9–12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Angels </text:p>
          </table:table-cell>
          <table:table-cell office:value-type="string">
            <text:p><text:s/>Revelation 8:3–4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Final Victory </text:p>
          </table:table-cell>
          <table:table-cell office:value-type="string">
            <text:p><text:s/>Revelation 11:15–18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New Heaven and Earth </text:p>
          </table:table-cell>
          <table:table-cell office:value-type="string">
            <text:p><text:s/>Revelation 21:1–4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Song of the Spirit and the Bride </text:p>
          </table:table-cell>
          <table:table-cell office:value-type="string">
            <text:p><text:s/>Revelation 22:17 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>
            <text:p>Psalms 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1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Psalms 12</text:p>
          </table:table-cell>
          <table:table-cell office:value-type="string">
            <text:p>“<text:span text:style-name="T1">To the chief Musician upon Sheminith, A Psalm of David. Help, LORD; for the godly man ceaseth; for the faithful fail from among the children of men.</text:span></text:p>
            <text:p><text:span text:style-name="T1">They speak vanity every one with his neighbour: with flattering lips and with a double heart do they speak.</text:span></text:p>
            <text:p><text:span text:style-name="T1">The LORD shall cut off all flattering lips, and the tongue that speaketh proud things:</text:span></text:p>
            <text:p><text:span text:style-name="T1">Who have said, With our tongue will we prevail; our lips are our own: who is lord over us?</text:span></text:p>
            <text:p><text:span text:style-name="T1">For the oppression of the poor, for the sighing of the needy, now will I arise, saith the LORD; I will set him in safety from him that puffeth at him.</text:span></text:p>
            <text:p><text:span text:style-name="T1">The words of the LORD are pure words: as silver tried in a furnace of earth, purified seven times.</text:span></text:p>
            <text:p><text:span text:style-name="T1">Thou shalt keep them, O LORD, thou shalt preserve them from this generation for ever.</text:span></text:p>
            <text:p><text:span text:style-name="T1">The wicked walk on every side, when the vilest men are exalted.</text:span></text:p>
            <text:p><text:span text:style-name="T1">“</text:span></text:p>
          </table:table-cell>
        </table:table-row>
        <table:table-row table:style-name="ro1">
          <table:table-cell/>
          <table:table-cell table:number-columns-repeated="2" office:value-type="string">
            <text:p>Psalms 1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2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2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2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2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2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2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2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2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2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2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3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3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3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3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3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3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3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3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3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3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4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4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4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4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4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4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4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4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4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4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5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5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5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5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5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5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5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5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5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5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6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6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6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6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6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6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6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6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6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6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7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7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7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7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7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7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7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7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7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7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8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8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8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8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8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8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8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8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8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8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9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9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9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9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9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9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9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9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9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9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0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0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0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0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0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0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0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0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0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0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1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1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1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1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1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1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1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1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1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1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2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2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2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2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2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2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2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2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2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2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3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3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3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3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3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3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3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3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3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3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4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4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42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4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4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4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4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4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48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49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Psalms 1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31">10/31/2025</text:date>, <text:time>00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8T01:38:27.01</meta:creation-date>
    <meta:editing-duration>PT50M16S</meta:editing-duration>
    <meta:editing-cycles>3</meta:editing-cycles>
    <meta:generator>OpenOffice/4.1.15$Win32 OpenOffice.org_project/4115m2$Build-9813</meta:generator>
    <dc:date>2025-10-31T00:16:09.80</dc:date>
    <meta:document-statistic meta:table-count="1" meta:cell-count="409" meta:object-count="0"/>
  </office:meta>
</office:document-meta>
</file>